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96cm" fo:min-width="4.2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fill-color="#729fcf" draw:opacity="50%" draw:textarea-horizontal-align="justify" draw:textarea-vertical-align="middle" draw:auto-grow-height="false" fo:min-height="2.202cm" fo:min-width="1.748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gradient" draw:fill-color="#729fcf" draw:fill-gradient-name="Tango_20_Red" draw:opacity="100%" draw:textarea-horizontal-align="justify" draw:textarea-vertical-align="middle" draw:auto-grow-height="false" fo:min-height="3.815cm" fo:min-width="5.075cm" draw:shadow-opacity="100%"/>
    </style:style>
    <style:style style:name="gr5" style:family="graphic" style:parent-style-name="standard">
      <style:graphic-properties draw:stroke="none" draw:fill="gradient" draw:fill-gradient-name="Subtle_20_Tango_20_Green" draw:opacity="50%" draw:textarea-horizontal-align="justify" draw:textarea-vertical-align="middle" draw:auto-grow-height="false" fo:min-height="3.815cm" fo:min-width="5.075cm"/>
    </style:style>
    <style:style style:name="gr6" style:family="graphic" style:parent-style-name="standard">
      <style:graphic-properties draw:stroke="none" draw:fill="gradient" draw:fill-color="#729fcf" draw:fill-gradient-name="Gradient_20_2" draw:opacity="50%" draw:textarea-horizontal-align="justify" draw:textarea-vertical-align="middle" draw:auto-grow-height="false" fo:min-height="3.815cm" fo:min-width="5.075cm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729fcf" draw:opacity="50%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gradient" draw:fill-color="#729fcf" draw:fill-gradient-name="Tango_20_Red" draw:opacity="100%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gradient" draw:fill-gradient-name="Subtle_20_Tango_20_Green" draw:opacity="50%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gradient" draw:fill-color="#729fcf" draw:fill-gradient-name="Gradient_20_2" draw:opacity="5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26cm" svg:height="1.27cm" svg:x="8.636cm" svg:y="6.604cm">
          <text:p text:style-name="P1">Pre-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3" draw:text-style-name="P3" draw:layer="layout" svg:width="2.794cm" svg:height="3.048cm" svg:x="0.508cm" svg:y="2.032cm">
          <text:p text:style-name="P1"><text:span text:style-name="T1">Raw</text:span></text:p>
          <text:p text:style-name="P1"><text:span text:style-name="T1">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4" draw:text-style-name="P4" draw:layer="layout" svg:width="5.574cm" svg:height="4.064cm" svg:x="3.81cm" svg:y="1.524cm">
          <text:p text:style-name="P1"><text:span text:style-name="T1">Data</text:span></text:p>
          <text:p text:style-name="P1"><text:span text:style-name="T1">Impor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.574cm" svg:height="4.064cm" svg:x="12.671cm" svg:y="1.524cm">
          <text:p text:style-name="P1"><text:span text:style-name="T1">Statistical</text:span></text:p>
          <text:p text:style-name="P1"><text:span text:style-name="T1">Analysi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5.574cm" svg:height="4.064cm" svg:x="8.241cm" svg:y="1.524cm">
          <text:p text:style-name="P1"><text:span text:style-name="T1">Pre-</text:span></text:p>
          <text:p text:style-name="P1"><text:span text:style-name="T1">process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5.574cm" svg:height="4.064cm" svg:x="17.102cm" svg:y="1.524cm">
          <text:p text:style-name="P1"><text:span text:style-name="T1">Visualization</text:span></text:p>
          <text:p text:style-name="P1"><text:span text:style-name="T1">and</text:span></text:p>
          <text:p text:style-name="P1"><text:span text:style-name="T1">Report</text:span></text:p>
          <text:p text:style-name="P1"><text:span text:style-name="T1">Gener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950e" draw:end-color="#ffd320" draw:start-intensity="100%" draw:end-intensity="100%" draw:angle="7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f950e" draw:end-color="#c4a000" draw:start-intensity="100%" draw:end-intensity="100%" draw:angle="750" draw:border="0%"/>
    <draw:gradient draw:name="Tango_20_Red" draw:display-name="Tango Red" draw:style="linear" draw:start-color="#ef2929" draw:end-color="#ff950e" draw:start-intensity="100%" draw:end-intensity="100%" draw:angle="7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00:44:47.778381363</meta:creation-date>
    <dc:date>2015-08-19T12:06:44.298394170</dc:date>
    <meta:editing-duration>PT8H36M22S</meta:editing-duration>
    <meta:editing-cycles>6</meta:editing-cycles>
    <meta:generator>LibreOffice/5.0.0.5$Linux_x86 LibreOffice_project/00m0$Build-5</meta:generator>
    <meta:document-statistic meta:object-count="31"/>
  </office:meta>
</office:document-meta>
</file>